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5cm" svg:stroke-color="#808080" draw:marker-start-width="0.245cm" draw:marker-end-width="0.245cm" draw:fill="none" draw:fill-color="#666666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="solid" draw:fill-color="#cc33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5cm" svg:stroke-color="#999999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333333" draw:marker-start-width="0.275cm" draw:marker-end-width="0.275cm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8" style:family="graphic" style:parent-style-name="objectwithoutfill">
      <style:graphic-properties draw:stroke="solid" svg:stroke-width="0cm" svg:stroke-color="#000000" draw:fill="none" draw:textarea-vertical-align="middle"/>
    </style:style>
    <style:style style:name="gr9" style:family="graphic" style:parent-style-name="objectwithoutfill">
      <style:graphic-properties draw:stroke="dash" draw:stroke-dash="Fine_20_Dotted" svg:stroke-width="0.13cm" svg:stroke-color="#cc3300" draw:marker-start-width="0.395cm" draw:marker-end-width="0.395cm" draw:fill="none" draw:textarea-vertical-align="middle" fo:padding-top="0.19cm" fo:padding-bottom="0.19cm" fo:padding-left="0.315cm" fo:padding-right="0.315cm"/>
    </style:style>
    <style:style style:name="gr10" style:family="graphic" style:parent-style-name="standard">
      <style:graphic-properties draw:stroke="solid" draw:stroke-dash="Fine_20_Dashed" svg:stroke-width="0.05cm" draw:marker-start-width="0.245cm" draw:marker-end-width="0.245cm" draw:fill="solid" draw:fill-color="#666666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xt" style:font-pitch="variable" fo:font-weight="normal" style:font-weight-asian="normal" style:font-weight-complex="normal"/>
    </style:style>
  </office:automatic-styles>
  <office:body>
    <office:drawing>
      <draw:page draw:name="page1" draw:style-name="dp1" draw:master-page-name="Default">
        <draw:g>
          <draw:connector draw:style-name="gr1" draw:text-style-name="P1" draw:layer="measurelines" draw:type="line" svg:x1="3.986cm" svg:y1="5.986cm" svg:x2="5.914cm" svg:y2="8.514cm" draw:start-shape="id1" draw:start-glue-point="9" draw:end-shape="id2" draw:end-glue-point="5" svg:d="M3986 5986l1928 2528">
            <text:p/>
          </draw:connector>
          <draw:line draw:style-name="gr2" draw:text-style-name="P1" draw:layer="layout" svg:x1="2.9cm" svg:y1="9.6cm" svg:x2="2.9cm" svg:y2="5.3cm">
            <text:p/>
          </draw:line>
          <draw:line draw:style-name="gr2" draw:text-style-name="P1" draw:layer="layout" svg:x1="2.9cm" svg:y1="9.6cm" svg:x2="7.1cm" svg:y2="9.6cm">
            <text:p/>
          </draw:line>
          <draw:line draw:style-name="gr3" draw:text-style-name="P1" draw:layer="layout" svg:x1="2.9cm" svg:y1="5.4cm" svg:x2="2.9cm" svg:y2="5cm">
            <text:p/>
          </draw:line>
          <draw:line draw:style-name="gr3" draw:text-style-name="P1" draw:layer="layout" svg:x1="7.1cm" svg:y1="9.6cm" svg:x2="7.4cm" svg:y2="9.6cm">
            <text:p/>
          </draw:line>
          <draw:custom-shape draw:style-name="gr4" draw:text-style-name="P1" draw:layer="layout" svg:width="0.2cm" svg:height="0.2cm" svg:x="3.9cm" svg:y="6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cm" svg:height="0.2cm" svg:x="3.5cm" svg:y="5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4.2cm" svg:y="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4.1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2cm" svg:height="0.2cm" svg:x="4.3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1" draw:id="id1" draw:layer="measurelines" svg:width="0.1cm" svg:height="0.1cm" svg:x="3.9cm" svg:y="5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3.6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2cm" svg:height="0.2cm" svg:x="5.9cm" svg:y="8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2cm" svg:height="0.2cm" svg:x="5.5cm" svg:y="8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6.2cm" svg:y="8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6.1cm" svg:y="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2cm" svg:height="0.2cm" svg:x="6.3cm" svg:y="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2" draw:id="id2" draw:layer="measurelines" svg:width="0.1cm" svg:height="0.1cm" svg:x="5.9cm" svg:y="8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5.6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1" draw:layer="layout" svg:x1="12.677cm" svg:y1="16.212cm" svg:x2="15.608cm" svg:y2="14.607cm">
            <text:p/>
          </draw:line>
          <draw:line draw:style-name="gr3" draw:text-style-name="P1" draw:layer="layout" svg:x1="11.7cm" svg:y1="13.1cm" svg:x2="11.7cm" svg:y2="12.73cm">
            <text:p/>
          </draw:line>
          <draw:line draw:style-name="gr3" draw:text-style-name="P1" draw:layer="layout" svg:x1="16.1cm" svg:y1="17.2cm" svg:x2="16.379cm" svg:y2="17.2cm">
            <text:p/>
          </draw:line>
          <draw:polygon draw:style-name="gr7" draw:text-style-name="P2" draw:layer="layout" svg:width="0.242cm" svg:height="0.215cm" svg:x="12.6cm" svg:y="16.1cm" svg:viewBox="0 0 243 216" draw:points="243,211 237,216 122,113 6,216 0,211 116,108 0,5 6,0 122,104 237,0 243,5 127,108">
            <text:p/>
          </draw:polygon>
          <draw:polygon draw:style-name="gr7" draw:text-style-name="P2" draw:layer="layout" svg:width="0.242cm" svg:height="0.215cm" svg:x="15.504cm" svg:y="14.514cm" svg:viewBox="0 0 243 216" draw:points="243,211 237,216 122,113 6,216 0,211 116,108 0,5 6,0 122,104 237,0 243,5 127,108">
            <text:p/>
          </draw:polygon>
          <draw:line draw:style-name="gr8" draw:text-style-name="P1" draw:layer="layout" svg:x1="11.7cm" svg:y1="17.2cm" svg:x2="11.7cm" svg:y2="12.754cm">
            <text:p/>
          </draw:line>
          <draw:line draw:style-name="gr8" draw:text-style-name="P1" draw:layer="layout" svg:x1="11.7cm" svg:y1="17.2cm" svg:x2="16.305cm" svg:y2="17.2cm">
            <text:p/>
          </draw:line>
          <draw:line draw:style-name="gr9" draw:text-style-name="P1" draw:layer="layout" svg:x1="12.677cm" svg:y1="16.213cm" svg:x2="15.608cm" svg:y2="14.608cm">
            <text:p/>
          </draw:line>
        </draw:g>
        <draw:g>
          <draw:line draw:style-name="gr3" draw:text-style-name="P1" draw:layer="layout" svg:x1="2.926cm" svg:y1="13.176cm" svg:x2="2.926cm" svg:y2="12.806cm">
            <text:p/>
          </draw:line>
          <draw:line draw:style-name="gr3" draw:text-style-name="P1" draw:layer="layout" svg:x1="7.326cm" svg:y1="17.276cm" svg:x2="7.605cm" svg:y2="17.276cm">
            <text:p/>
          </draw:line>
          <draw:polygon draw:style-name="gr7" draw:text-style-name="P2" draw:layer="layout" svg:width="0.242cm" svg:height="0.215cm" svg:x="3.826cm" svg:y="16.176cm" svg:viewBox="0 0 243 216" draw:points="243,211 237,216 122,113 6,216 0,211 116,108 0,5 6,0 122,104 237,0 243,5 127,108">
            <text:p/>
          </draw:polygon>
          <draw:polygon draw:style-name="gr7" draw:text-style-name="P2" draw:layer="layout" svg:width="0.242cm" svg:height="0.215cm" svg:x="6.73cm" svg:y="14.59cm" svg:viewBox="0 0 243 216" draw:points="243,211 237,216 122,113 6,216 0,211 116,108 0,5 6,0 122,104 237,0 243,5 127,108">
            <text:p/>
          </draw:polygon>
          <draw:line draw:style-name="gr8" draw:text-style-name="P1" draw:layer="layout" svg:x1="2.926cm" svg:y1="17.276cm" svg:x2="2.926cm" svg:y2="12.83cm">
            <text:p/>
          </draw:line>
          <draw:line draw:style-name="gr8" draw:text-style-name="P1" draw:layer="layout" svg:x1="2.926cm" svg:y1="17.276cm" svg:x2="7.531cm" svg:y2="17.276cm">
            <text:p/>
          </draw:line>
        </draw:g>
        <draw:g>
          <draw:connector draw:style-name="gr10" draw:text-style-name="P1" draw:layer="measurelines" svg:x1="11.825cm" svg:y1="6.025cm" svg:x2="13.775cm" svg:y2="8.475cm" draw:start-shape="id3" draw:start-glue-point="10" draw:end-shape="id4" draw:end-glue-point="4" svg:d="M11825 6025h1950v2450">
            <text:p/>
          </draw:connector>
          <draw:line draw:style-name="gr3" draw:text-style-name="P1" draw:layer="measurelines" svg:x1="15.025cm" svg:y1="9.575cm" svg:x2="15.325cm" svg:y2="9.575cm">
            <text:p/>
          </draw:line>
          <draw:custom-shape draw:style-name="gr4" draw:text-style-name="P1" draw:layer="measurelines" svg:width="0.2cm" svg:height="0.2cm" svg:x="11.725cm" svg:y="6.2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2cm" svg:height="0.2cm" svg:x="11.325cm" svg:y="5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12.025cm" svg:y="6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11.925cm" svg:y="5.6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2cm" svg:height="0.2cm" svg:x="12.125cm" svg:y="5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" draw:id="id3" draw:layer="measurelines" svg:width="0.1cm" svg:height="0.1cm" svg:x="11.725cm" svg:y="5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11.425cm" svg:y="6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2cm" svg:height="0.2cm" svg:x="13.725cm" svg:y="8.7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2cm" svg:height="0.2cm" svg:x="13.325cm" svg:y="8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14.025cm" svg:y="8.7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13.925cm" svg:y="8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2cm" svg:height="0.2cm" svg:x="14.125cm" svg:y="8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4" draw:id="id4" draw:layer="measurelines" svg:width="0.1cm" svg:height="0.1cm" svg:x="13.725cm" svg:y="8.4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13.425cm" svg:y="8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8cm" svg:y1="9.601cm" svg:x2="10.8cm" svg:y2="5.301cm">
            <text:p/>
          </draw:line>
          <draw:line draw:style-name="gr3" draw:text-style-name="P1" draw:layer="layout" svg:x1="10.8cm" svg:y1="5.401cm" svg:x2="10.8cm" svg:y2="5.001cm">
            <text:p/>
          </draw:line>
          <draw:line draw:style-name="gr2" draw:text-style-name="P1" draw:layer="layout" svg:x1="10.8cm" svg:y1="9.6cm" svg:x2="15cm" svg:y2="9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line-distance="0.7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nsieur </meta:initial-creator>
    <meta:creation-date>2014-05-19T16:36:03.88</meta:creation-date>
    <dc:date>2014-05-19T19:15:04.01</dc:date>
    <dc:creator>Monsieur </dc:creator>
    <meta:editing-duration>PT4M35S</meta:editing-duration>
    <meta:editing-cycles>1</meta:editing-cycles>
    <meta:generator>OpenOffice/4.1.0$Win32 OpenOffice.org_project/410m18$Build-9764</meta:generator>
    <meta:document-statistic meta:object-count="56"/>
  </office:meta>
</office:document-meta>
</file>